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system" style:font-pitch="variable" svg:panose-1="2 11 6 4 2 2 2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justify"/>
      <style:text-properties style:font-name="Arial" style:font-name-complex="Arial"/>
    </style:style>
    <style:style style:name="P4" style:parent-style-name="Standard" style:family="paragraph">
      <style:paragraph-properties fo:text-align="justify"/>
      <style:text-properties style:font-name="Arial" style:font-name-complex="Arial"/>
    </style:style>
    <style:style style:name="P5" style:parent-style-name="Standard" style:family="paragraph">
      <style:paragraph-properties fo:text-align="justify"/>
      <style:text-properties style:font-name="Arial" style:font-name-complex="Arial"/>
    </style:style>
    <style:style style:name="P6" style:parent-style-name="Standard" style:family="paragraph">
      <style:paragraph-properties fo:text-align="justify"/>
      <style:text-properties style:font-name="Arial" style:font-name-complex="Arial"/>
    </style:style>
    <style:style style:name="P7" style:parent-style-name="Standard" style:family="paragraph">
      <style:paragraph-properties fo:text-align="justify"/>
      <style:text-properties style:font-name="Arial" style:font-name-complex="Arial"/>
    </style:style>
    <style:style style:name="P8" style:parent-style-name="Standard" style:family="paragraph">
      <style:paragraph-properties fo:text-align="justify"/>
      <style:text-properties style:font-name="Arial" style:font-name-complex="Arial"/>
    </style:style>
    <style:style style:name="P9" style:parent-style-name="Standard" style:family="paragraph">
      <style:paragraph-properties fo:text-align="justify"/>
      <style:text-properties style:font-name="Arial" style:font-name-complex="Arial"/>
    </style:style>
    <style:style style:name="P10" style:parent-style-name="Standard" style:family="paragraph">
      <style:paragraph-properties fo:text-align="justify"/>
      <style:text-properties style:font-name="Arial" style:font-name-complex="Arial"/>
    </style:style>
    <style:style style:name="P11" style:parent-style-name="Standard" style:family="paragraph">
      <style:paragraph-properties fo:text-align="justify"/>
      <style:text-properties style:font-name="Arial" style:font-name-complex="Arial"/>
    </style:style>
    <style:style style:name="P12" style:parent-style-name="Paragrafoelenco" style:list-style-name="WWNum1" style:family="paragraph">
      <style:paragraph-properties fo:text-align="justify"/>
      <style:text-properties style:font-name="Arial" style:font-name-complex="Arial"/>
    </style:style>
    <style:style style:name="P13" style:parent-style-name="Paragrafoelenco" style:list-style-name="WWNum1" style:family="paragraph">
      <style:paragraph-properties fo:text-align="justify"/>
      <style:text-properties style:font-name="Arial" style:font-name-complex="Arial"/>
    </style:style>
    <style:style style:name="P14" style:parent-style-name="Paragrafoelenco" style:list-style-name="WWNum1" style:family="paragraph">
      <style:paragraph-properties fo:text-align="justify"/>
      <style:text-properties style:font-name="Arial" style:font-name-complex="Arial"/>
    </style:style>
    <style:style style:name="P15" style:parent-style-name="Paragrafoelenco" style:list-style-name="WWNum1" style:family="paragraph">
      <style:paragraph-properties fo:text-align="justify"/>
      <style:text-properties style:font-name="Arial" style:font-name-complex="Arial"/>
    </style:style>
    <style:style style:name="P16" style:parent-style-name="Paragrafoelenco" style:list-style-name="WWNum1" style:family="paragraph">
      <style:paragraph-properties fo:text-align="justify"/>
      <style:text-properties style:font-name="Arial" style:font-name-complex="Arial"/>
    </style:style>
    <style:style style:name="P17" style:parent-style-name="Paragrafoelenco" style:list-style-name="WWNum1" style:family="paragraph">
      <style:paragraph-properties fo:text-align="justify"/>
      <style:text-properties style:font-name="Arial" style:font-name-complex="Arial"/>
    </style:style>
    <style:style style:name="P18" style:parent-style-name="Standard" style:family="paragraph">
      <style:paragraph-properties fo:text-align="justify"/>
      <style:text-properties style:font-name="Arial" style:font-name-complex="Arial"/>
    </style:style>
    <style:style style:name="P19" style:parent-style-name="Standard" style:family="paragraph">
      <style:paragraph-properties fo:text-align="justify"/>
      <style:text-properties style:font-name="Arial" style:font-name-complex="Arial"/>
    </style:style>
    <style:style style:name="P20" style:parent-style-name="Standard" style:family="paragraph">
      <style:paragraph-properties fo:text-align="justify"/>
      <style:text-properties style:font-name="Arial" style:font-name-complex="Arial"/>
    </style:style>
    <style:style style:name="P21" style:parent-style-name="Standard" style:family="paragraph">
      <style:paragraph-properties fo:text-align="justify"/>
      <style:text-properties style:font-name="Arial" style:font-name-complex="Arial"/>
    </style:style>
    <style:style style:name="P22" style:parent-style-name="Standard" style:family="paragraph">
      <style:paragraph-properties fo:text-align="justify"/>
      <style:text-properties style:font-name="Arial" style:font-name-complex="Arial"/>
    </style:style>
    <style:style style:name="P23" style:parent-style-name="Standard" style:family="paragraph">
      <style:paragraph-properties fo:text-align="justify"/>
      <style:text-properties style:font-name="Arial" style:font-name-complex="Arial"/>
    </style:style>
    <style:style style:name="P24" style:parent-style-name="Standard" style:family="paragraph">
      <style:paragraph-properties fo:text-align="justify"/>
      <style:text-properties style:font-name="Arial" style:font-name-complex="Arial"/>
    </style:style>
    <style:style style:name="P25" style:parent-style-name="Standard" style:family="paragraph">
      <style:paragraph-properties fo:text-align="justify"/>
      <style:text-properties style:font-name="Arial" style:font-name-complex="Arial"/>
    </style:style>
    <style:style style:name="P26" style:parent-style-name="Standard" style:family="paragraph">
      <style:paragraph-properties fo:text-align="justify"/>
      <style:text-properties style:font-name="Arial" style:font-name-complex="Arial"/>
    </style:style>
    <style:style style:name="P27" style:parent-style-name="Standard" style:family="paragraph">
      <style:paragraph-properties fo:text-align="justify"/>
      <style:text-properties style:font-name="Arial" style:font-name-complex="Arial"/>
    </style:style>
    <style:style style:name="P28" style:parent-style-name="Standard" style:family="paragraph">
      <style:paragraph-properties fo:text-align="justify"/>
      <style:text-properties style:font-name="Arial" style:font-name-complex="Arial"/>
    </style:style>
    <style:style style:name="P29" style:parent-style-name="Standard" style:family="paragraph">
      <style:paragraph-properties fo:text-align="justify"/>
      <style:text-properties style:font-name="Arial" style:font-name-complex="Arial"/>
    </style:style>
    <style:style style:name="P30" style:parent-style-name="Standard" style:family="paragraph">
      <style:paragraph-properties fo:text-align="justify"/>
      <style:text-properties style:font-name="Arial" style:font-name-complex="Arial"/>
    </style:style>
    <style:style style:name="P31" style:parent-style-name="Standard" style:family="paragraph">
      <style:paragraph-properties fo:text-align="justify"/>
      <style:text-properties style:font-name="Arial" style:font-name-complex="Arial"/>
    </style:style>
    <style:style style:name="P32" style:parent-style-name="Standard" style:family="paragraph">
      <style:paragraph-properties fo:text-align="justify"/>
      <style:text-properties style:font-name="Arial" style:font-name-complex="Arial"/>
    </style:style>
    <style:style style:name="P33" style:parent-style-name="Standard" style:family="paragraph">
      <style:paragraph-properties fo:text-align="justify"/>
      <style:text-properties style:font-name="Arial" style:font-name-complex="Arial"/>
    </style:style>
    <style:style style:name="P34" style:parent-style-name="Standard" style:family="paragraph">
      <style:paragraph-properties fo:text-align="justify"/>
      <style:text-properties style:font-name="Arial" style:font-name-complex="Arial"/>
    </style:style>
    <style:style style:name="P35" style:parent-style-name="Standard" style:family="paragraph">
      <style:paragraph-properties fo:text-align="justify"/>
      <style:text-properties style:font-name="Arial" style:font-name-complex="Arial"/>
    </style:style>
    <style:style style:name="P36" style:parent-style-name="Standard" style:family="paragraph">
      <style:paragraph-properties fo:text-align="justify"/>
      <style:text-properties style:font-name="Arial" style:font-name-complex="Arial"/>
    </style:style>
    <style:style style:name="P37" style:parent-style-name="Standard" style:family="paragraph">
      <style:paragraph-properties fo:text-align="justify"/>
      <style:text-properties style:font-name="Arial" style:font-name-complex="Arial"/>
    </style:style>
    <style:style style:name="P38" style:parent-style-name="Standard" style:family="paragraph">
      <style:paragraph-properties fo:text-align="justify"/>
      <style:text-properties style:font-name="Arial" style:font-name-complex="Arial"/>
    </style:style>
    <style:style style:name="P39" style:parent-style-name="Standard" style:family="paragraph">
      <style:paragraph-properties fo:text-align="justify"/>
      <style:text-properties style:font-name="Arial" style:font-name-complex="Arial"/>
    </style:style>
    <style:style style:name="P40" style:parent-style-name="Standard" style:family="paragraph">
      <style:paragraph-properties fo:text-align="justify"/>
      <style:text-properties style:font-name="Arial" style:font-name-complex="Arial"/>
    </style:style>
    <style:style style:name="P41" style:parent-style-name="Standard" style:family="paragraph">
      <style:paragraph-properties fo:text-align="justify"/>
      <style:text-properties style:font-name="Arial" style:font-name-complex="Arial"/>
    </style:style>
    <style:style style:name="P42" style:parent-style-name="Standard" style:family="paragraph">
      <style:paragraph-properties fo:text-align="justify"/>
      <style:text-properties style:font-name="Arial" style:font-name-complex="Arial"/>
    </style:style>
    <style:style style:name="P43" style:parent-style-name="Standard" style:family="paragraph">
      <style:paragraph-properties fo:text-align="justify"/>
      <style:text-properties style:font-name="Arial" style:font-name-complex="Arial"/>
    </style:style>
    <style:style style:name="P44" style:parent-style-name="Standard" style:family="paragraph">
      <style:paragraph-properties fo:text-align="justify"/>
      <style:text-properties style:font-name="Arial" style:font-name-complex="Arial"/>
    </style:style>
    <style:style style:name="P45" style:parent-style-name="Standard" style:family="paragraph">
      <style:paragraph-properties fo:text-align="justify"/>
      <style:text-properties style:font-name="Arial" style:font-name-complex="Arial"/>
    </style:style>
    <style:style style:name="P46" style:parent-style-name="Standard" style:family="paragraph">
      <style:paragraph-properties fo:text-align="justify"/>
      <style:text-properties style:font-name="Arial" style:font-name-complex="Arial"/>
    </style:style>
    <style:style style:name="P47" style:parent-style-name="Standard" style:family="paragraph">
      <style:paragraph-properties fo:text-align="justify"/>
      <style:text-properties style:font-name="Arial" style:font-name-complex="Arial"/>
    </style:style>
    <style:style style:name="P48" style:parent-style-name="Standard" style:family="paragraph">
      <style:paragraph-properties fo:text-align="justify"/>
      <style:text-properties style:font-name="Arial" style:font-name-complex="Arial"/>
    </style:style>
    <style:style style:name="P49" style:parent-style-name="Standard" style:family="paragraph">
      <style:paragraph-properties fo:text-align="justify"/>
      <style:text-properties style:font-name="Arial" style:font-name-complex="Arial"/>
    </style:style>
    <style:style style:name="P50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1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2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</style:style>
    <style:style style:name="P53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4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5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6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7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8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9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0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1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2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3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4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5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6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7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8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9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0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1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2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3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4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5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6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7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8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9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80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81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82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83" style:parent-style-name="Standard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84" style:parent-style-name="Standard" style:family="paragraph">
      <style:paragraph-properties fo:text-align="justify"/>
      <style:text-properties style:font-name="Arial" style:font-name-complex="Arial" fo:font-style="italic" style:font-style-asian="italic"/>
    </style:style>
    <style:style style:name="P85" style:parent-style-name="Standard" style:family="paragraph">
      <style:paragraph-properties fo:text-align="justify"/>
      <style:text-properties style:font-name="Arial" style:font-name-complex="Arial"/>
    </style:style>
    <style:style style:name="P86" style:parent-style-name="Standard" style:list-style-name="LFO11" style:family="paragraph">
      <style:paragraph-properties fo:text-align="justify"/>
    </style:style>
    <style:style style:name="T87" style:parent-style-name="Car.predefinitoparagrafo" style:family="text">
      <style:text-properties style:font-name="Arial" style:font-name-complex="Arial"/>
    </style:style>
    <style:style style:name="T88" style:parent-style-name="Car.predefinitoparagrafo" style:family="text">
      <style:text-properties style:font-name="Arial" style:font-name-complex="Arial"/>
    </style:style>
    <style:style style:name="P89" style:parent-style-name="Standard" style:list-style-name="LFO11" style:family="paragraph">
      <style:paragraph-properties fo:text-align="justify"/>
      <style:text-properties style:font-name="Arial" style:font-name-complex="Arial"/>
    </style:style>
    <style:style style:name="P90" style:parent-style-name="Standard" style:list-style-name="LFO11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="Arial" style:font-name-complex="Arial"/>
    </style:style>
    <style:style style:name="P91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style:font-name="Arial" style:font-name-complex="Arial"/>
    </style:style>
    <style:style style:name="P92" style:parent-style-name="Standard" style:family="paragraph">
      <style:paragraph-properties fo:text-align="justify"/>
      <style:text-properties style:font-name="Arial" style:font-name-complex="Arial" fo:font-style="italic" style:font-style-asian="italic"/>
    </style:style>
    <style:style style:name="P93" style:parent-style-name="Standard" style:list-style-name="LFO12" style:family="paragraph">
      <style:paragraph-properties fo:text-align="justify">
        <style:tab-stops>
          <style:tab-stop style:type="left" style:position="0.302in"/>
        </style:tab-stops>
      </style:paragraph-properties>
    </style:style>
    <style:style style:name="T94" style:parent-style-name="Car.predefinitoparagrafo" style:family="text">
      <style:text-properties style:font-name="Arial" style:font-name-complex="Arial"/>
    </style:style>
    <style:style style:name="T95" style:parent-style-name="Car.predefinitoparagrafo" style:family="text">
      <style:text-properties style:font-name="Arial" style:font-name-complex="Arial"/>
    </style:style>
    <style:style style:name="T96" style:parent-style-name="Car.predefinitoparagrafo" style:family="text">
      <style:text-properties style:font-name="Arial" style:font-name-complex="Arial"/>
    </style:style>
    <style:style style:name="T97" style:parent-style-name="Car.predefinitoparagrafo" style:family="text">
      <style:text-properties style:font-name="Arial" style:font-name-complex="Arial"/>
    </style:style>
    <style:style style:name="P98" style:parent-style-name="Standard" style:list-style-name="LFO12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="Arial" style:font-name-complex="Arial"/>
    </style:style>
    <style:style style:name="P99" style:parent-style-name="Standard" style:list-style-name="LFO12" style:family="paragraph">
      <style:paragraph-properties fo:text-align="justify">
        <style:tab-stops>
          <style:tab-stop style:type="left" style:position="0.302in"/>
        </style:tab-stops>
      </style:paragraph-properties>
      <style:text-properties style:font-name="Arial" style:font-name-complex="Arial"/>
    </style:style>
    <style:style style:name="P100" style:parent-style-name="Standard" style:family="paragraph">
      <style:paragraph-properties fo:text-align="justify"/>
      <style:text-properties style:font-name="Arial" style:font-name-complex="Arial"/>
    </style:style>
    <style:style style:name="P101" style:parent-style-name="Standard" style:family="paragraph">
      <style:paragraph-properties fo:text-align="justify"/>
      <style:text-properties style:font-name="Arial" style:font-name-complex="Arial" fo:font-style="italic" style:font-style-asian="italic"/>
    </style:style>
    <style:style style:name="P102" style:parent-style-name="Standard" style:family="paragraph">
      <style:paragraph-properties fo:text-align="justify"/>
      <style:text-properties style:font-name="Arial" style:font-name-complex="Arial"/>
    </style:style>
    <style:style style:name="P103" style:parent-style-name="Standard" style:family="paragraph">
      <style:paragraph-properties fo:text-align="justify"/>
      <style:text-properties style:font-name="Arial" style:font-name-complex="Arial"/>
    </style:style>
    <style:style style:name="P104" style:parent-style-name="Standard" style:family="paragraph">
      <style:paragraph-properties fo:text-align="justify"/>
      <style:text-properties style:font-name="Arial" style:font-name-complex="Arial"/>
    </style:style>
    <style:style style:name="P105" style:parent-style-name="Standard" style:family="paragraph">
      <style:paragraph-properties fo:text-align="justify"/>
      <style:text-properties style:font-name="Arial" style:font-name-complex="Arial"/>
    </style:style>
    <style:style style:name="P106" style:parent-style-name="Standard" style:family="paragraph">
      <style:paragraph-properties fo:text-align="justify"/>
      <style:text-properties style:font-name="Arial" style:font-name-complex="Arial"/>
    </style:style>
    <style:style style:name="P107" style:parent-style-name="Standard" style:family="paragraph">
      <style:paragraph-properties fo:text-align="justify"/>
      <style:text-properties style:font-name="Arial" style:font-name-complex="Arial"/>
    </style:style>
    <style:style style:name="P108" style:parent-style-name="Standard" style:family="paragraph">
      <style:paragraph-properties fo:text-align="justify"/>
      <style:text-properties style:font-name="Arial" style:font-name-complex="Arial"/>
    </style:style>
    <style:style style:name="P109" style:parent-style-name="Standard" style:family="paragraph">
      <style:paragraph-properties fo:text-align="justify"/>
      <style:text-properties style:font-name="Arial" style:font-name-complex="Arial"/>
    </style:style>
    <style:style style:name="P110" style:parent-style-name="Standard" style:family="paragraph">
      <style:paragraph-properties fo:text-align="justify"/>
      <style:text-properties style:font-name="Arial" style:font-name-complex="Arial"/>
    </style:style>
    <style:style style:name="P111" style:parent-style-name="Standard" style:family="paragraph">
      <style:paragraph-properties fo:text-align="justify"/>
      <style:text-properties style:font-name="Arial" style:font-name-complex="Arial"/>
    </style:style>
    <style:style style:name="P112" style:parent-style-name="Standard" style:family="paragraph">
      <style:paragraph-properties fo:text-align="justify"/>
      <style:text-properties style:font-name="Arial" style:font-name-complex="Arial"/>
    </style:style>
    <style:style style:name="P113" style:parent-style-name="Standard" style:family="paragraph">
      <style:paragraph-properties fo:text-align="justify"/>
      <style:text-properties style:font-name="Arial" style:font-name-complex="Arial"/>
    </style:style>
    <style:style style:name="P114" style:parent-style-name="Standard" style:family="paragraph">
      <style:paragraph-properties fo:text-align="justify"/>
      <style:text-properties style:font-name="Arial" style:font-name-complex="Arial"/>
    </style:style>
    <style:style style:name="P115" style:parent-style-name="Standard" style:family="paragraph">
      <style:paragraph-properties fo:text-align="justify"/>
      <style:text-properties style:font-name="Arial" style:font-name-complex="Arial"/>
    </style:style>
    <style:style style:name="P116" style:parent-style-name="Standard" style:family="paragraph">
      <style:paragraph-properties fo:text-align="justify"/>
      <style:text-properties style:font-name="Arial" style:font-name-complex="Arial"/>
    </style:style>
    <style:style style:name="P117" style:parent-style-name="Standard" style:family="paragraph">
      <style:paragraph-properties fo:text-align="justify"/>
      <style:text-properties style:font-name="Arial" style:font-name-complex="Arial"/>
    </style:style>
    <style:style style:name="P118" style:parent-style-name="Standard" style:family="paragraph">
      <style:paragraph-properties fo:text-align="justify"/>
      <style:text-properties style:font-name="Arial" style:font-name-complex="Arial"/>
    </style:style>
    <style:style style:name="P119" style:parent-style-name="Standard" style:family="paragraph">
      <style:paragraph-properties fo:text-align="justify"/>
      <style:text-properties style:font-name="Arial" style:font-name-complex="Arial"/>
    </style:style>
    <style:style style:name="P120" style:parent-style-name="Standard" style:family="paragraph">
      <style:paragraph-properties fo:text-align="justify"/>
      <style:text-properties style:font-name="Arial" style:font-name-complex="Arial"/>
    </style:style>
    <style:style style:name="P121" style:parent-style-name="Standard" style:family="paragraph">
      <style:paragraph-properties fo:text-align="justify"/>
      <style:text-properties style:font-name="Arial" style:font-name-complex="Arial"/>
    </style:style>
    <style:style style:name="P122" style:parent-style-name="Standard" style:family="paragraph">
      <style:paragraph-properties fo:text-align="justify"/>
      <style:text-properties style:font-name="Arial" style:font-name-complex="Arial"/>
    </style:style>
    <style:style style:name="P123" style:parent-style-name="Standard" style:family="paragraph">
      <style:paragraph-properties fo:text-align="justify"/>
      <style:text-properties style:font-name="Arial" style:font-name-complex="Arial"/>
    </style:style>
    <style:style style:name="P124" style:parent-style-name="Standard" style:family="paragraph">
      <style:paragraph-properties fo:text-align="justify"/>
      <style:text-properties style:font-name="Arial" style:font-name-complex="Arial"/>
    </style:style>
    <style:style style:name="P125" style:parent-style-name="Standard" style:family="paragraph">
      <style:paragraph-properties fo:text-align="justify"/>
      <style:text-properties style:font-name="Arial" style:font-name-complex="Arial"/>
    </style:style>
    <style:style style:name="P126" style:parent-style-name="Standard" style:family="paragraph">
      <style:paragraph-properties fo:text-align="justify"/>
      <style:text-properties style:font-name="Arial" style:font-name-complex="Arial"/>
    </style:style>
    <style:style style:name="P127" style:parent-style-name="Standard" style:family="paragraph">
      <style:paragraph-properties fo:text-align="justify"/>
      <style:text-properties style:font-name="Arial" style:font-name-complex="Arial"/>
    </style:style>
    <style:style style:name="P128" style:parent-style-name="Standard" style:family="paragraph">
      <style:paragraph-properties fo:text-align="justify"/>
      <style:text-properties style:font-name="Arial" style:font-name-complex="Arial"/>
    </style:style>
    <style:style style:name="P129" style:parent-style-name="Standard" style:family="paragraph">
      <style:paragraph-properties fo:text-align="justify"/>
      <style:text-properties style:font-name="Arial" style:font-name-complex="Arial"/>
    </style:style>
    <style:style style:name="P130" style:parent-style-name="Standard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 fo:font-weight="bold" style:font-weight-asian="bold" fo:font-size="14pt" style:font-size-asian="14pt" style:font-size-complex="14pt"/>
    </style:style>
    <style:style style:name="P131" style:parent-style-name="Standard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 fo:font-style="italic" style:font-style-asian="italic"/>
    </style:style>
    <style:style style:name="P132" style:parent-style-name="Paragrafoelenco" style:list-style-name="WWNum3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33" style:parent-style-name="Paragrafoelenco" style:list-style-name="WWNum3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34" style:parent-style-name="Standard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 fo:font-style="italic" style:font-style-asian="italic"/>
    </style:style>
    <style:style style:name="P135" style:parent-style-name="Paragrafoelenco" style:list-style-name="WWNum12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36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37" style:parent-style-name="Paragrafoelenco" style:list-style-name="WWNum12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38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39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40" style:parent-style-name="Paragrafoelenco" style:list-style-name="LFO15" style:family="paragraph">
      <style:paragraph-properties fo:text-align="justify">
        <style:tab-stops>
          <style:tab-stop style:type="left" style:position="1.4583in"/>
        </style:tab-stops>
      </style:paragraph-properties>
      <style:text-properties style:font-name="Arial" style:font-name-complex="Arial"/>
    </style:style>
    <style:style style:name="P141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42" style:parent-style-name="Paragrafoelenco" style:list-style-name="LFO15" style:family="paragraph">
      <style:paragraph-properties fo:text-align="justify">
        <style:tab-stops>
          <style:tab-stop style:type="left" style:position="1.4583in"/>
        </style:tab-stops>
      </style:paragraph-properties>
      <style:text-properties style:font-name="Arial" style:font-name-complex="Arial"/>
    </style:style>
    <style:style style:name="P143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144" style:parent-style-name="Car.predefinitoparagrafo" style:family="text">
      <style:text-properties style:font-name="Arial" style:font-name-complex="Arial" fo:background-color="#FFFF00"/>
    </style:style>
    <style:style style:name="T145" style:parent-style-name="Car.predefinitoparagrafo" style:family="text">
      <style:text-properties style:font-name="Arial" style:font-name-complex="Arial"/>
    </style:style>
    <style:style style:name="P146" style:parent-style-name="Paragrafoelenco" style:list-style-name="LFO15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4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48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149" style:parent-style-name="Car.predefinitoparagrafo" style:family="text">
      <style:text-properties style:font-name="Arial" style:font-name-complex="Arial" fo:background-color="#FFFF00"/>
    </style:style>
    <style:style style:name="P150" style:parent-style-name="Paragrafoelenco" style:family="paragraph">
      <style:paragraph-properties fo:text-align="justify" fo:margin-left="0.4923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51" style:parent-style-name="Paragrafoelenco" style:list-style-name="LFO16" style:family="paragraph">
      <style:paragraph-properties fo:text-align="justify" fo:margin-left="0.9847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52" style:parent-style-name="Paragrafoelenco" style:list-style-name="LFO16" style:family="paragraph">
      <style:paragraph-properties fo:text-align="justify" fo:margin-left="0.9847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53" style:parent-style-name="Normale" style:family="paragraph">
      <style:paragraph-properties fo:text-align="justify">
        <style:tab-stops>
          <style:tab-stop style:type="left" style:position="2.943in"/>
        </style:tab-stops>
      </style:paragraph-properties>
      <style:text-properties style:font-name="Arial" style:font-name-complex="Arial"/>
    </style:style>
    <style:style style:name="P154" style:parent-style-name="Paragrafoelenco" style:list-style-name="LFO16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155" style:parent-style-name="Car.predefinitoparagrafo" style:family="text">
      <style:text-properties style:font-name="Arial" style:font-name-complex="Arial"/>
    </style:style>
    <style:style style:name="T156" style:parent-style-name="Car.predefinitoparagrafo" style:family="text">
      <style:text-properties style:font-name="Arial" style:font-name-complex="Arial"/>
    </style:style>
    <style:style style:name="T157" style:parent-style-name="Car.predefinitoparagrafo" style:family="text">
      <style:text-properties style:font-name="Arial" style:font-name-complex="Arial"/>
    </style:style>
    <style:style style:name="T158" style:parent-style-name="Car.predefinitoparagrafo" style:family="text">
      <style:text-properties style:font-name="Arial" style:font-name-complex="Arial"/>
    </style:style>
    <style:style style:name="T159" style:parent-style-name="Car.predefinitoparagrafo" style:family="text">
      <style:text-properties style:font-name="Arial" style:font-name-complex="Arial" fo:background-color="#FFFF00"/>
    </style:style>
    <style:style style:name="T160" style:parent-style-name="Car.predefinitoparagrafo" style:family="text">
      <style:text-properties style:font-name="Arial" style:font-name-complex="Arial"/>
    </style:style>
    <style:style style:name="T161" style:parent-style-name="Car.predefinitoparagrafo" style:family="text">
      <style:text-properties style:font-name="Arial" style:font-name-complex="Arial"/>
    </style:style>
    <style:style style:name="T162" style:parent-style-name="Car.predefinitoparagrafo" style:family="text">
      <style:text-properties style:font-name="Arial" style:font-name-complex="Arial"/>
    </style:style>
    <style:style style:name="P163" style:parent-style-name="Normale" style:family="paragraph">
      <style:paragraph-properties fo:text-align="justify" fo:margin-left="0.5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64" style:parent-style-name="Normale" style:family="paragraph">
      <style:paragraph-properties fo:text-align="justify" fo:margin-left="0.5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65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66" style:parent-style-name="Paragrafoelenco" style:list-style-name="LFO16" style:family="paragraph">
      <style:paragraph-properties fo:text-align="justify">
        <style:tab-stops>
          <style:tab-stop style:type="left" style:position="1.4583in"/>
        </style:tab-stops>
      </style:paragraph-properties>
      <style:text-properties style:font-name="Arial" style:font-name-complex="Arial"/>
    </style:style>
    <style:style style:name="P16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68" style:parent-style-name="Paragrafoelenco" style:list-style-name="LFO16" style:family="paragraph">
      <style:paragraph-properties fo:text-align="justify">
        <style:tab-stops>
          <style:tab-stop style:type="left" style:position="1.4583in"/>
        </style:tab-stops>
      </style:paragraph-properties>
      <style:text-properties style:font-name="Arial" style:font-name-complex="Arial"/>
    </style:style>
    <style:style style:name="P169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70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71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72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73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74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75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76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7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78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79" style:parent-style-name="Paragrafoelenco" style:family="paragraph">
      <style:paragraph-properties fo:text-align="justify" fo:margin-left="1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80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81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</office:automatic-styles>
  <office:body>
    <office:text text:use-soft-page-breaks="true">
      <text:p text:style-name="P1">PROGETTO PER IL CORSO DI PROGRAMMAZIONE PROCEDURALE</text:p>
      <text:p text:style-name="P2"/>
      <text:p text:style-name="P3">Sessione invernale<text:s/>2022/2023.</text:p>
      <text:p text:style-name="P4"/>
      <text:p text:style-name="P5">Studenti: Geri Elisa, Spinetta Marco.</text:p>
      <text:p text:style-name="P6"/>
      <text:p text:style-name="P7">Numero di matricola: 299431, 298952.</text:p>
      <text:p text:style-name="P8"/>
      <text:p text:style-name="P9">Iscritti al 1° anno fuori corso del corso di laurea triennale in INFORMATICA APPLICATA.</text:p>
      <text:p text:style-name="P10"/>
      <text:p text:style-name="P11">Indice:</text:p>
      <text:list text:style-name="WWNum1">
        <text:list-item text:start-value="1">
          <text:p text:style-name="P12">Specifica del problema……………………………………...…....…..…...……….2</text:p>
        </text:list-item>
        <text:list-item>
          <text:p text:style-name="P13">Analisi del<text:s/>problema………………………………………………....….…...….….3</text:p>
        </text:list-item>
        <text:list-item>
          <text:p text:style-name="P14">Progettazione dell’algoritmo…………………………………………...………..…4</text:p>
        </text:list-item>
        <text:list-item>
          <text:p text:style-name="P15">Implementazione dell’algoritmo……………………………………………………6</text:p>
        </text:list-item>
        <text:list-item>
          <text:p text:style-name="P16">Testing del programma……………………………………………………………22</text:p>
        </text:list-item>
        <text:list-item>
          <text:p text:style-name="P17">Verifica del programma……………………………………………………………26</text:p>
        </text:list-item>
      </text:list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1. Specifica del problema</text:p>
      <text:p text:style-name="P51"/>
      <text:p text:style-name="P52">La congettura di Beal asserisce che se a x + b y = c z dove a, b, c, x, y, z ∈ N con a, b, c ≥ 1 e x, y, z ≥ 3, allora a, b, c hanno un fattore primo in comune. La congettura di Collatz asserisce che la<text:s/>funzione f : N&gt;0 → N&gt;0 definita ponendo f(n) = n/2 se n è pari ed f(n) = 3 · n + 1 se n è dispari genera 1 dopo un numero finito di applicazioni ai numeri man mano ottenuti. La congettura di Cramer asserisce che il valore assoluto della differenza tra due<text:s/>numeri primi consecutivi ≥ 11 è minore del quadrato del logaritmo naturale del più piccolo dei due numeri. Scrivere un programma ANSI C che chiede all’utente quale congettura intende considerare e poi la verifica acquisendo dalla tastiera a, b, c, x, y, z<text:s/>nel primo caso (se non vale a x + b y = c z , il programma lo stampa sullo schermo e poi verifica comunque se a, b, c hanno un fattore primo in comune e ne stampa l’esito sullo schermo), n &gt; 0 nel secondo caso (il programma stampa sullo schermo tutti i numeri generati), due numeri primi consecutivi ≥ 11 nel terzo caso (il programma stampa sullo schermo sia il valore assoluto della differenza tra i due numeri che il quadrato del logaritmo naturale del più piccolo dei due numeri).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>2. Analisi del problema</text:p>
      <text:p text:style-name="P84">Dati di ingresso del problema:</text:p>
      <text:soft-page-break/>
      <text:p text:style-name="P85">I dati di ingresso del problema sono:</text:p>
      <text:list text:style-name="LFO11" text:continue-numbering="true">
        <text:list-item>
          <text:p text:style-name="P86"><text:span text:style-name="T87">nel primo caso l’acquisizione di <text:s/></text:span><text:span text:style-name="T88">a, b, c, x, y, z</text:span></text:p>
        </text:list-item>
        <text:list-item>
          <text:p text:style-name="P89">nel secondo caso l’acquisizione di un numero intero<text:s/>n<text:s/>&gt;<text:s/>0</text:p>
        </text:list-item>
        <text:list-item>
          <text:p text:style-name="P90">nel terzo caso l’acquisizione di<text:s/>due numeri primi consecutivi ≥ 11</text:p>
        </text:list-item>
      </text:list>
      <text:p text:style-name="P91"/>
      <text:p text:style-name="P92">Dati di uscita del problema:</text:p>
      <text:list text:style-name="LFO12" text:continue-numbering="true">
        <text:list-item>
          <text:p text:style-name="P93"><text:span text:style-name="T94">nel primo</text:span><text:span text:style-name="T95"><text:s/>caso se non vale a x + b y = c z , il programma lo stampa sullo schermo e poi verifica comunque se a, b, c hanno un fattore primo in comune e ne stampa</text:span><text:span text:style-name="T96"><text:s/>anche qui</text:span><text:span text:style-name="T97"><text:s/>l’esito sullo schermo</text:span></text:p>
        </text:list-item>
        <text:list-item>
          <text:p text:style-name="P98">nel secondo caso <text:s/>il programma stampa sullo schermo tutti i numeri generati</text:p>
        </text:list-item>
        <text:list-item>
          <text:p text:style-name="P99">nel<text:s/>terzo caso <text:s/>il programma stampa sullo schermo sia il valore assoluto della differenza tra i due numeri che il quadrato del logaritmo naturale del più piccolo dei due numeri</text:p>
        </text:list-item>
      </text:list>
      <text:p text:style-name="P100"/>
      <text:p text:style-name="P101">Relazioni intercorrenti:</text:p>
      <text:p text:style-name="P102">Per poter lavorare sul progetto si è scelto di ragionare<text:s/>sulla definizione matematica delle tre congetture, che sono rispettivamente: <text:s/>quella di Beal, quella di Collatz e infine quella di Cramer.</text:p>
      <text:p text:style-name="P103">La congettura di Beal <text:s/>asserisce che se a x + b y = c z dove a, b, c, x, y, z ∈ N con a, b, c ≥ 1 e x, y, z ≥ 3, allora a, b, c hanno un fattore primo in comune.</text:p>
      <text:p text:style-name="P104">La congettura di Collatz asserisce che la funzione f : N&gt;0 → N&gt;0 definita ponendo</text:p>
      <text:p text:style-name="P105">f(n) = n/2 se n è pari ed f(n) = 3 · n + 1 se n è dispari,<text:s/>genera 1 dopo un numero finito di applicazioni ai numeri man mano ottenuti.</text:p>
      <text:p text:style-name="P106">Infine la congettura di Cramer asserisce che il valore assoluto della differenza tra due numeri primi consecutivi ≥ 11 è minore del quadrato del logaritmo naturale del più piccolo dei due numeri.</text:p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>3. Progettazione dell’algoritmo</text:p>
      <text:p text:style-name="P131">Scelte di progetto:</text:p>
      <text:soft-page-break/>
      <text:list text:style-name="WWNum3">
        <text:list-item>
          <text:p text:style-name="P132">La prima scelta di progetto riguarda l’acquisizione tramite tastiera per la scelta della congettura <text:s/>da<text:s/>verificare.</text:p>
        </text:list-item>
        <text:list-item>
          <text:p text:style-name="P133">La seconda scelta di progetto riguarda una migliore leggibilità del codice data dalla stampa a schermo di un valore<text:s/>numerico di sole due cifre decimali per il calcolo del logaritmo naturale.</text:p>
        </text:list-item>
      </text:list>
      <text:p text:style-name="P134">Passi dell’algoritmo:</text:p>
      <text:list text:style-name="WWNum12">
        <text:list-item text:start-value="1">
          <text:p text:style-name="P135">Come prima cosa si acquisisce da tastiera il valore numerico corrispondente alla congettura che si vuole scegliere.</text:p>
        </text:list-item>
      </text:list>
      <text:p text:style-name="P136"/>
      <text:list text:style-name="WWNum12" text:continue-numbering="true">
        <text:list-item>
          <text:p text:style-name="P137">Se si è optato per la<text:s/>congettura di Beal,<text:s/>si avrà in primo luogo una validazione dei valori numerici inseriti, <text:s/>affinché rispettino i parametri <text:s/>imposti dalla congettura stessa, ossia:<text:s/>l’inserimento di un valore maggiore-uguale di uno per quanto riguarda le basi (in questo caso a,b,c)<text:s/>e<text:s/>l’inserimento di un valore maggiore-uguale a tre per gli esponenti (in questo caso x,y,z).</text:p>
        </text:list-item>
      </text:list>
      <text:p text:style-name="P138">In seguito si avranno i rispettivi passaggi:</text:p>
      <text:p text:style-name="P139"/>
      <text:list text:style-name="LFO15" text:continue-numbering="true">
        <text:list-item>
          <text:list>
            <text:list-item>
              <text:list>
                <text:list-item>
                  <text:p text:style-name="P140">Si controllerà che l’equazione sia vera, in questo caso: <text:s/>a x + b y = c z,<text:s/>e lo si farà andando a sostituire i valori inseriti con le corrispondenti lettere dell’equazione, andandola poi a risolvere.<text:s/>A questo punto<text:s/>si potranno ottenere due possibili esiti: esito negativo se l’equazione non risulta vera, con conseguente stampa a video e terminazione del programma, <text:s/>oppure esito positivo se l’equazione risulta valida, con conseguente proseguimento dell’esecuzione del programma.</text:p>
                </text:list-item>
              </text:list>
            </text:list-item>
          </text:list>
        </text:list-item>
      </text:list>
      <text:p text:style-name="P141"/>
      <text:list text:style-name="LFO15" text:continue-numbering="true">
        <text:list-item>
          <text:list>
            <text:list-item>
              <text:list>
                <text:list-item>
                  <text:p text:style-name="P142">Dopo di ché si proseguirà verificando, indipendentemente dall’esito ottenuto in precedenza, attraverso una funzione apposita, quali siano i<text:s/>fattori<text:s/>primi in comune<text:s/>dei valori inseriti da tastiera.<text:s/>Per farlo si prenderanno tutti i numeri minori-uguali di a e si andrà a verificare sia se sono numeri primi, sia se sono divisori per tutti e tre i valori iniziali. In questo modo troveremo i fattori primi in comune di tutti e tre i valori e li stamperemo man mano sullo schermo.</text:p>
                </text:list-item>
              </text:list>
            </text:list-item>
          </text:list>
        </text:list-item>
      </text:list>
      <text:p text:style-name="P143"><text:span text:style-name="T144">// Lui chiede di stampare l’esito, non quali sono.. Stampiamo solo “ci sono fattori primi in comune” o li stampiamo tutti?</text:span><text:span text:style-name="T145"><text:s/></text:span></text:p>
      <text:list text:style-name="LFO15" text:continue-numbering="true">
        <text:list-item>
          <text:p text:style-name="P146"><text:s/>(3 non 2)Se si è optato per la congettura di Collatz, allora, si andrà ad<text:s/>acquisire<text:s/>un valore che deve, anche in questo caso, rispettare i parametri previsti, ossia che<text:s/>sia<text:s/>maggiore-uguale ad uno.</text:p>
        </text:list-item>
      </text:list>
      <text:p text:style-name="P147">In seguito si avrà<text:s/>la stampa a video della sequenza ottenuta, finchè non arriveremo a zero o uno, calcolata in questo modo:</text:p>
      <text:p text:style-name="P148"><text:span text:style-name="T149">// da aggiungere se arriva anche a zero? Possiamo metterlo nelle scelte di progetto</text:span></text:p>
      <text:p text:style-name="P150"/>
      <text:list text:style-name="LFO16" text:continue-numbering="true">
        <text:list-item>
          <text:p text:style-name="P151">se il numero acquisito è pari lo si dividerà per 2 (f(n) = n/2),</text:p>
        </text:list-item>
        <text:list-item>
          <text:p text:style-name="P152">se è dispari lo si moltiplica per tre e poi si addizionerà uno (f(n) = 3n + 1).</text:p>
        </text:list-item>
      </text:list>
      <text:p text:style-name="P153"/>
      <text:soft-page-break/>
      <text:list text:style-name="LFO16" text:continue-numbering="true">
        <text:list-item>
          <text:p text:style-name="P154"><text:span text:style-name="T155">S</text:span><text:span text:style-name="T156">e si opta, invece, per la congettura di Cramer si<text:s/></text:span><text:span text:style-name="T157">chiederà di inserire un numero primo, che oltre che essere primo, e dunque validato come descritto precedentemente,</text:span><text:span text:style-name="T158"><text:s/></text:span><text:span text:style-name="T159">//dove?</text:span><text:span text:style-name="T160"><text:s/>dovrà essere maggiore-uguale di undici, come richiesto da</text:span><text:span text:style-name="T161">lla definizione della</text:span><text:span text:style-name="T162"><text:s/>congettura.</text:span></text:p>
        </text:list-item>
      </text:list>
      <text:p text:style-name="P163">Successivamente si andrà a trovare il numero primo successivo a quello inserito scorrendo tutti i numeri successivi, finché non troviamo un numero primo.</text:p>
      <text:p text:style-name="P164">A questo punto acquisiremo da tastiera il valore primo successivo da tastiera e lo valideremo confrontandolo con quello calcolato.</text:p>
      <text:p text:style-name="P165">Quindi:</text:p>
      <text:list text:style-name="LFO16" text:continue-numbering="true">
        <text:list-item>
          <text:list>
            <text:list-item>
              <text:list>
                <text:list-item>
                  <text:p text:style-name="P166">se il numero inserito è<text:s/>corretto, allora il programma procederà a calcolarne il valore assoluto della differenza,<text:s/>il quadrato del logaritmo naturale del numero primo più piccolo<text:s/>e poi stamperà i risultati a schermo.</text:p>
                </text:list-item>
              </text:list>
            </text:list-item>
          </text:list>
        </text:list-item>
      </text:list>
      <text:p text:style-name="P167"/>
      <text:list text:style-name="LFO16" text:continue-numbering="true">
        <text:list-item>
          <text:list>
            <text:list-item>
              <text:list>
                <text:list-item>
                  <text:p text:style-name="P168">se, invece, il valore<text:s/>non<text:s/>è effettivamente il successivo, allora verrà richiesta a schermo la possibilità di reinserire il valore corretto.</text:p>
                </text:list-item>
              </text:list>
            </text:list-item>
          </text:list>
        </text:list-item>
      </text:list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><text:s/></text:p>
      <text:p text:style-name="P178"/>
      <text:p text:style-name="P179"/>
      <text:p text:style-name="P180"/>
      <text:p text:style-name="P1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system" style:font-pitch="variable" svg:panose-1="2 11 6 4 2 2 2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foelenco" style:display-name="Paragrafo elenco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HeaderandFooter">
      <style:text-properties fo:hyphenate="false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NumberingSymbols" style:display-name="Numbering Symbols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18" style:display-name="ListLabel 118" style:family="text"/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/>
    <style:style style:name="ListLabel136" style:display-name="ListLabel 136" style:family="text"/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72" style:display-name="ListLabel 172" style:family="text"/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/>
    <style:style style:name="ListLabel163" style:display-name="ListLabel 163" style:family="text"/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14" style:display-name="WWNum14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16" style:display-name="WWNum1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20" style:display-name="WWNum20">
      <text:list-level-style-bullet text:level="1" text:style-name="WW_CharLFO7LVL1" text:bullet-char="">
        <style:list-level-properties text:space-before="1.2965in" text:min-label-width="0.25in" text:list-level-position-and-space-mode="label-alignment">
          <style:list-level-label-alignment text:label-followed-by="listtab" fo:margin-left="1.546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965in" text:min-label-width="0.25in" text:list-level-position-and-space-mode="label-alignment">
          <style:list-level-label-alignment text:label-followed-by="listtab" fo:margin-left="2.046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965in" text:min-label-width="0.25in" text:list-level-position-and-space-mode="label-alignment">
          <style:list-level-label-alignment text:label-followed-by="listtab" fo:margin-left="2.546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965in" text:min-label-width="0.25in" text:list-level-position-and-space-mode="label-alignment">
          <style:list-level-label-alignment text:label-followed-by="listtab" fo:margin-left="3.046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965in" text:min-label-width="0.25in" text:list-level-position-and-space-mode="label-alignment">
          <style:list-level-label-alignment text:label-followed-by="listtab" fo:margin-left="3.546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965in" text:min-label-width="0.25in" text:list-level-position-and-space-mode="label-alignment">
          <style:list-level-label-alignment text:label-followed-by="listtab" fo:margin-left="4.046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965in" text:min-label-width="0.25in" text:list-level-position-and-space-mode="label-alignment">
          <style:list-level-label-alignment text:label-followed-by="listtab" fo:margin-left="4.546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965in" text:min-label-width="0.25in" text:list-level-position-and-space-mode="label-alignment">
          <style:list-level-label-alignment text:label-followed-by="listtab" fo:margin-left="5.046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965in" text:min-label-width="0.25in" text:list-level-position-and-space-mode="label-alignment">
          <style:list-level-label-alignment text:label-followed-by="listtab" fo:margin-left="5.546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19" style:display-name="WWNum19">
      <text:list-level-style-bullet text:level="1" text:style-name="WW_CharLFO8LVL1" text:bullet-char="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èdipagina"><text:page-number text:fixed="false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2-12-16T17:44:00Z</meta:creation-date>
    <dc:date>2022-12-19T17:49:00Z</dc:date>
    <meta:template xlink:href="Normal.dotm" xlink:type="simple"/>
    <meta:editing-cycles>14</meta:editing-cycles>
    <meta:editing-duration>PT25500S</meta:editing-duration>
    <meta:document-statistic meta:page-count="5" meta:paragraph-count="13" meta:word-count="1031" meta:character-count="6901" meta:row-count="49" meta:non-whitespace-character-count="5883"/>
  </office:meta>
</office:document-meta>
</file>